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letter-kerning="true" style:font-name-asian="TakaoPGothic1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cm" svg:height="8.999cm" svg:x="3cm" svg:y="3.3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7cm" svg:y="2.2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4" draw:layer="layout" svg:x1="8.999cm" svg:y1="3.599cm" svg:x2="8.999cm" svg:y2="11.499cm">
          <text:p/>
        </draw:line>
        <draw:line draw:style-name="gr3" draw:text-style-name="P4" draw:layer="layout" svg:x1="11.798cm" svg:y1="3.598cm" svg:x2="11.798cm" svg:y2="11.498cm">
          <text:p/>
        </draw:line>
        <draw:line draw:style-name="gr3" draw:text-style-name="P4" draw:layer="layout" svg:x1="14.698cm" svg:y1="3.598cm" svg:x2="14.698cm" svg:y2="11.498cm">
          <text:p/>
        </draw:line>
        <draw:line draw:style-name="gr3" draw:text-style-name="P4" draw:layer="layout" svg:x1="17.498cm" svg:y1="3.598cm" svg:x2="17.498cm" svg:y2="11.498cm">
          <text:p/>
        </draw:line>
        <draw:line draw:style-name="gr3" draw:text-style-name="P4" draw:layer="layout" svg:x1="6.098cm" svg:y1="3.598cm" svg:x2="6.098cm" svg:y2="11.498cm">
          <text:p/>
        </draw:line>
        <draw:frame draw:style-name="gr4" draw:text-style-name="P5" draw:layer="layout" svg:width="0.8cm" svg:height="0.628cm" svg:x="4.3cm" svg:y="11.3cm">
          <draw:text-box>
            <text:p><text:span text:style-name="T2">τ</text:span></text:p>
          </draw:text-box>
        </draw:frame>
        <draw:line draw:style-name="gr5" draw:text-style-name="P4" draw:layer="layout" svg:x1="3.483cm" svg:y1="11.05cm" svg:x2="5.783cm" svg:y2="11.05cm">
          <text:p/>
        </draw:line>
        <draw:line draw:style-name="gr5" draw:text-style-name="P4" draw:layer="layout" svg:x1="6.4cm" svg:y1="11.1cm" svg:x2="8.7cm" svg:y2="11.1cm">
          <text:p/>
        </draw:line>
        <draw:line draw:style-name="gr5" draw:text-style-name="P4" draw:layer="layout" svg:x1="9.3cm" svg:y1="11.1cm" svg:x2="11.6cm" svg:y2="11.1cm">
          <text:p/>
        </draw:line>
        <draw:line draw:style-name="gr5" draw:text-style-name="P4" draw:layer="layout" svg:x1="12.1cm" svg:y1="11.1cm" svg:x2="14.4cm" svg:y2="11.1cm">
          <text:p/>
        </draw:line>
        <draw:line draw:style-name="gr5" draw:text-style-name="P4" draw:layer="layout" svg:x1="15.1cm" svg:y1="11.1cm" svg:x2="17.4cm" svg:y2="11.1cm">
          <text:p/>
        </draw:line>
        <draw:frame draw:style-name="gr4" draw:text-style-name="P5" draw:layer="layout" svg:width="3.8cm" svg:height="0.628cm" svg:x="6.1cm" svg:y="4.172cm">
          <draw:text-box>
            <text:p><text:span text:style-name="T3">f[i-1] = f( τ</text:span><text:span text:style-name="T3">・</text:span><text:span text:style-name="T3">(</text:span><text:span text:style-name="T2">i-1))</text:span></text:p>
          </draw:text-box>
        </draw:frame>
        <draw:frame draw:style-name="gr4" draw:text-style-name="P5" draw:layer="layout" svg:width="3.1cm" svg:height="0.628cm" svg:x="9.1cm" svg:y="5.572cm">
          <draw:text-box>
            <text:p><text:span text:style-name="T3">f[i] = f(τ</text:span><text:span text:style-name="T3">・</text:span><text:span text:style-name="T2">i)</text:span></text:p>
          </draw:text-box>
        </draw:frame>
        <draw:frame draw:style-name="gr4" draw:text-style-name="P5" draw:layer="layout" svg:width="0.8cm" svg:height="0.628cm" svg:x="7.2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0.1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2.9cm" svg:y="11.3cm">
          <draw:text-box>
            <text:p><text:span text:style-name="T2">τ</text:span></text:p>
          </draw:text-box>
        </draw:frame>
        <draw:frame draw:style-name="gr4" draw:text-style-name="P5" draw:layer="layout" svg:width="0.8cm" svg:height="0.628cm" svg:x="15.9cm" svg:y="11.3cm">
          <draw:text-box>
            <text:p><text:span text:style-name="T2">τ</text:span></text:p>
          </draw:text-box>
        </draw:frame>
        <draw:frame draw:style-name="gr4" draw:text-style-name="P5" draw:layer="layout" svg:width="1.2cm" svg:height="0.628cm" svg:x="9cm" svg:y="7.9cm">
          <draw:text-box>
            <text:p><text:span text:style-name="T2">τ</text:span><text:span text:style-name="T2">・</text:span><text:span text:style-name="T2">i</text:span></text:p>
          </draw:text-box>
        </draw:frame>
        <draw:frame draw:style-name="gr6" draw:text-style-name="P5" draw:layer="layout" svg:width="1.8cm" svg:height="0.7cm" svg:x="6.1cm" svg:y="7.9cm">
          <draw:text-box>
            <text:p><text:span text:style-name="T2">τ</text:span><text:span text:style-name="T2">・</text:span><text:span text:style-name="T2">(i-1)</text:span></text:p>
          </draw:text-box>
        </draw:frame>
        <draw:frame draw:style-name="gr6" draw:text-style-name="P5" draw:layer="layout" svg:width="1.8cm" svg:height="0.7cm" svg:x="11.7cm" svg:y="7.9cm">
          <draw:text-box>
            <text:p><text:span text:style-name="T2">τ</text:span><text:span text:style-name="T2">・</text:span><text:span text:style-name="T2">(i+1)</text:span></text:p>
          </draw:text-box>
        </draw:frame>
        <draw:frame draw:style-name="gr6" draw:text-style-name="P5" draw:layer="layout" svg:width="1.8cm" svg:height="0.7cm" svg:x="14.6cm" svg:y="7.9cm">
          <draw:text-box>
            <text:p><text:span text:style-name="T2">τ</text:span><text:span text:style-name="T2">・</text:span><text:span text:style-name="T2">(i+2)</text:span></text:p>
          </draw:text-box>
        </draw:frame>
        <draw:frame draw:style-name="gr6" draw:text-style-name="P5" draw:layer="layout" svg:width="1.8cm" svg:height="0.7cm" svg:x="3.3cm" svg:y="7.9cm">
          <draw:text-box>
            <text:p><text:span text:style-name="T2">τ</text:span><text:span text:style-name="T2">・</text:span><text:span text:style-name="T2">(i-2)</text:span></text:p>
          </draw:text-box>
        </draw:frame>
        <draw:frame draw:style-name="gr4" draw:text-style-name="P5" draw:layer="layout" svg:width="3.8cm" svg:height="0.628cm" svg:x="12.1cm" svg:y="9.1cm">
          <draw:text-box>
            <text:p><text:span text:style-name="T3">f[i+1] = f( τ</text:span><text:span text:style-name="T3">・</text:span><text:span text:style-name="T3">(</text:span><text:span text:style-name="T2">i+1))</text:span></text:p>
          </draw:text-box>
        </draw:frame>
        <draw:frame draw:style-name="gr4" draw:text-style-name="P5" draw:layer="layout" svg:width="3.8cm" svg:height="0.628cm" svg:x="15cm" svg:y="10.4cm">
          <draw:text-box>
            <text:p><text:span text:style-name="T3">f[i+2] = f( τ</text:span><text:span text:style-name="T3">・</text:span><text:span text:style-name="T3">(</text:span><text:span text:style-name="T2">i+2))</text:span></text:p>
          </draw:text-box>
        </draw:frame>
        <draw:frame draw:style-name="gr4" draw:text-style-name="P5" draw:layer="layout" svg:width="3.8cm" svg:height="0.628cm" svg:x="3.9cm" svg:y="7cm">
          <draw:text-box>
            <text:p><text:span text:style-name="T3">f[i-2] = f( τ</text:span><text:span text:style-name="T3">・</text:span><text:span text:style-name="T3">(</text:span><text:span text:style-name="T2">i-2))</text:span></text:p>
          </draw:text-box>
        </draw:frame>
        <draw:line draw:style-name="gr3" draw:text-style-name="P4" draw:layer="layout" svg:x1="3.298cm" svg:y1="3.598cm" svg:x2="3.298cm" svg:y2="11.4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5T18:06:30.041640515</dc:date>
    <meta:editing-duration>PT40M22S</meta:editing-duration>
    <meta:editing-cycles>24</meta:editing-cycles>
    <meta:generator>LibreOffice/6.4.6.2$Linux_X86_64 LibreOffice_project/40$Build-2</meta:generator>
    <meta:document-statistic meta:object-count="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01cm" svg:height="9cm" xlink:href="." xlink:type="simple" chart:class="chart:scatter" chart:style-name="ch1">
        <chart:plot-area chart:style-name="ch2" chart:data-source-has-labels="both" svg:x="0.296cm" svg:y="0.18cm" svg:width="14.209cm" svg:height="8.64cm">
          <chartooo:coordinate-region svg:x="0.296cm" svg:y="0.18cm" svg:width="14.20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